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4cm" svg:y1="3.159cm" svg:x2="2.524cm" svg:y2="16.748cm">
          <text:p/>
        </draw:line>
        <draw:line draw:style-name="gr1" draw:text-style-name="P1" draw:layer="layout" svg:x1="7.731cm" svg:y1="3.159cm" svg:x2="7.731cm" svg:y2="16.748cm">
          <text:p/>
        </draw:line>
        <draw:line draw:style-name="gr1" draw:text-style-name="P1" draw:layer="layout" svg:x1="2.524cm" svg:y1="3.286cm" svg:x2="7.731cm" svg:y2="3.159cm">
          <text:p/>
        </draw:line>
        <draw:line draw:style-name="gr1" draw:text-style-name="P1" draw:layer="layout" svg:x1="2.524cm" svg:y1="16.748cm" svg:x2="7.731cm" svg:y2="16.621cm">
          <text:p/>
        </draw:line>
        <draw:line draw:style-name="gr1" draw:text-style-name="P1" draw:layer="layout" svg:x1="3.667cm" svg:y1="2.778cm" svg:x2="3.667cm" svg:y2="3.921cm">
          <text:p/>
        </draw:line>
        <draw:line draw:style-name="gr1" draw:text-style-name="P1" draw:layer="layout" svg:x1="4.429cm" svg:y1="2.524cm" svg:x2="4.429cm" svg:y2="4.048cm">
          <text:p/>
        </draw:line>
        <draw:line draw:style-name="gr1" draw:text-style-name="P1" draw:layer="layout" svg:x1="5.572cm" svg:y1="2.778cm" svg:x2="5.699cm" svg:y2="4.175cm">
          <text:p/>
        </draw:line>
        <draw:line draw:style-name="gr1" draw:text-style-name="P1" draw:layer="layout" svg:x1="7.35cm" svg:y1="4.429cm" svg:x2="14.208cm" svg:y2="4.429cm">
          <text:p/>
        </draw:line>
        <draw:line draw:style-name="gr1" draw:text-style-name="P1" draw:layer="layout" svg:x1="7.477cm" svg:y1="5.572cm" svg:x2="8.239cm" svg:y2="5.445cm">
          <text:p/>
        </draw:line>
        <draw:line draw:style-name="gr1" draw:text-style-name="P1" draw:layer="layout" svg:x1="7.731cm" svg:y1="6.207cm" svg:x2="8.239cm" svg:y2="6.334cm">
          <text:p/>
        </draw:line>
        <draw:line draw:style-name="gr1" draw:text-style-name="P1" draw:layer="layout" svg:x1="7.604cm" svg:y1="6.842cm" svg:x2="8.112cm" svg:y2="6.842cm">
          <text:p/>
        </draw:line>
        <draw:line draw:style-name="gr1" draw:text-style-name="P1" draw:layer="layout" svg:x1="7.477cm" svg:y1="7.731cm" svg:x2="8.366cm" svg:y2="7.731cm">
          <text:p/>
        </draw:line>
        <draw:line draw:style-name="gr1" draw:text-style-name="P1" draw:layer="layout" svg:x1="7.35cm" svg:y1="8.493cm" svg:x2="8.239cm" svg:y2="8.62cm">
          <text:p/>
        </draw:line>
        <draw:line draw:style-name="gr1" draw:text-style-name="P1" draw:layer="layout" svg:x1="7.731cm" svg:y1="9.255cm" svg:x2="8.493cm" svg:y2="9.255cm">
          <text:p/>
        </draw:line>
        <draw:line draw:style-name="gr1" draw:text-style-name="P1" draw:layer="layout" svg:x1="7.604cm" svg:y1="9.89cm" svg:x2="8.112cm" svg:y2="10.017cm">
          <text:p/>
        </draw:line>
        <draw:line draw:style-name="gr1" draw:text-style-name="P1" draw:layer="layout" svg:x1="7.604cm" svg:y1="10.525cm" svg:x2="8.112cm" svg:y2="10.652cm">
          <text:p/>
        </draw:line>
        <draw:line draw:style-name="gr1" draw:text-style-name="P1" draw:layer="layout" svg:x1="7.604cm" svg:y1="11.414cm" svg:x2="8.62cm" svg:y2="11.414cm">
          <text:p/>
        </draw:line>
        <draw:line draw:style-name="gr1" draw:text-style-name="P1" draw:layer="layout" svg:x1="7.731cm" svg:y1="12.43cm" svg:x2="8.239cm" svg:y2="12.43cm">
          <text:p/>
        </draw:line>
        <draw:line draw:style-name="gr1" draw:text-style-name="P1" draw:layer="layout" svg:x1="7.223cm" svg:y1="13.446cm" svg:x2="7.858cm" svg:y2="13.573cm">
          <text:p/>
        </draw:line>
        <draw:line draw:style-name="gr1" draw:text-style-name="P1" draw:layer="layout" svg:x1="7.223cm" svg:y1="14.97cm" svg:x2="8.112cm" svg:y2="14.97cm">
          <text:p/>
        </draw:line>
        <draw:line draw:style-name="gr1" draw:text-style-name="P1" draw:layer="layout" svg:x1="7.604cm" svg:y1="15.859cm" svg:x2="9.255cm" svg:y2="15.859cm">
          <text:p/>
        </draw:line>
        <draw:line draw:style-name="gr1" draw:text-style-name="P1" draw:layer="layout" svg:x1="14.208cm" svg:y1="4.429cm" svg:x2="14.208cm" svg:y2="9.763cm">
          <text:p/>
        </draw:line>
        <draw:line draw:style-name="gr1" draw:text-style-name="P1" draw:layer="layout" svg:x1="13.319cm" svg:y1="9.89cm" svg:x2="15.097cm" svg:y2="9.89cm">
          <text:p/>
        </draw:line>
        <draw:line draw:style-name="gr1" draw:text-style-name="P1" draw:layer="layout" svg:x1="13.7cm" svg:y1="11.668cm" svg:x2="14.97cm" svg:y2="11.668cm">
          <text:p/>
        </draw:line>
        <draw:line draw:style-name="gr1" draw:text-style-name="P1" draw:layer="layout" svg:x1="13.319cm" svg:y1="9.89cm" svg:x2="14.335cm" svg:y2="11.668cm">
          <text:p/>
        </draw:line>
        <draw:line draw:style-name="gr1" draw:text-style-name="P1" draw:layer="layout" svg:x1="15.097cm" svg:y1="10.017cm" svg:x2="14.335cm" svg:y2="11.668cm">
          <text:p/>
        </draw:line>
        <draw:line draw:style-name="gr1" draw:text-style-name="P1" draw:layer="layout" svg:x1="14.208cm" svg:y1="6.334cm" svg:x2="14.716cm" svg:y2="6.715cm">
          <text:p/>
        </draw:line>
        <draw:line draw:style-name="gr1" draw:text-style-name="P1" draw:layer="layout" svg:x1="13.954cm" svg:y1="7.35cm" svg:x2="14.716cm" svg:y2="6.842cm">
          <text:p/>
        </draw:line>
        <draw:line draw:style-name="gr1" draw:text-style-name="P1" draw:layer="layout" svg:x1="14.462cm" svg:y1="7.985cm" svg:x2="13.827cm" svg:y2="7.35cm">
          <text:p/>
        </draw:line>
        <draw:line draw:style-name="gr1" draw:text-style-name="P1" draw:layer="layout" svg:x1="13.827cm" svg:y1="8.62cm" svg:x2="14.462cm" svg:y2="7.858cm">
          <text:p/>
        </draw:line>
        <draw:line draw:style-name="gr1" draw:text-style-name="P1" draw:layer="layout" svg:x1="14.081cm" svg:y1="8.874cm" svg:x2="13.827cm" svg:y2="8.747cm">
          <text:p/>
        </draw:line>
        <draw:line draw:style-name="gr1" draw:text-style-name="P1" draw:layer="layout" svg:x1="15.097cm" svg:y1="10.906cm" svg:x2="15.097cm" svg:y2="11.033cm">
          <text:p/>
        </draw:line>
        <draw:path draw:style-name="gr1" draw:text-style-name="P1" draw:layer="layout" svg:width="1.518cm" svg:height="0.73cm" draw:transform="rotate (2.42216793591773) translate (15.9702306143242cm 11.9699885258684cm)" svg:viewBox="0 0 1519 731" svg:d="m0 195c1017-803 478 1186 1406 307l113-99">
          <text:p/>
        </draw:path>
        <draw:path draw:style-name="gr1" draw:text-style-name="P1" draw:layer="layout" svg:width="1.846cm" svg:height="1.07cm" draw:transform="rotate (2.78449828863175) translate (16.6633659050509cm 11.5735519085355cm)" svg:viewBox="0 0 1847 1071" svg:d="m0 111c690-445 854 568 734 960l524-34 401-365 188-70">
          <text:p/>
        </draw:path>
        <draw:line draw:style-name="gr1" draw:text-style-name="P1" draw:layer="layout" svg:x1="15.859cm" svg:y1="12.049cm" svg:x2="16.113cm" svg:y2="11.541cm">
          <text:p/>
        </draw:line>
        <draw:line draw:style-name="gr1" draw:text-style-name="P1" draw:layer="layout" svg:x1="16.748cm" svg:y1="11.16cm" svg:x2="16.621cm" svg:y2="11.795cm">
          <text:p/>
        </draw:line>
        <draw:line draw:style-name="gr1" draw:text-style-name="P1" draw:layer="layout" svg:x1="15.859cm" svg:y1="12.049cm" svg:x2="16.367cm" svg:y2="12.049cm">
          <text:p/>
        </draw:line>
        <draw:line draw:style-name="gr1" draw:text-style-name="P1" draw:layer="layout" svg:x1="16.113cm" svg:y1="11.541cm" svg:x2="16.367cm" svg:y2="12.049cm">
          <text:p/>
        </draw:line>
        <draw:line draw:style-name="gr1" draw:text-style-name="P1" draw:layer="layout" svg:x1="16.748cm" svg:y1="11.16cm" svg:x2="17.129cm" svg:y2="11.414cm">
          <text:p/>
        </draw:line>
        <draw:line draw:style-name="gr1" draw:text-style-name="P1" draw:layer="layout" svg:x1="16.748cm" svg:y1="11.795cm" svg:x2="17.256cm" svg:y2="11.668cm">
          <text:p/>
        </draw:line>
        <draw:line draw:style-name="gr1" draw:text-style-name="P1" draw:layer="layout" svg:x1="17.002cm" svg:y1="11.414cm" svg:x2="17.256cm" svg:y2="11.668cm">
          <text:p/>
        </draw:line>
        <draw:line draw:style-name="gr1" draw:text-style-name="P1" draw:layer="layout" svg:x1="14.335cm" svg:y1="11.668cm" svg:x2="14.335cm" svg:y2="20.177cm">
          <text:p/>
        </draw:line>
        <draw:line draw:style-name="gr1" draw:text-style-name="P1" draw:layer="layout" svg:x1="4.683cm" svg:y1="16.367cm" svg:x2="4.81cm" svg:y2="20.177cm">
          <text:p/>
        </draw:line>
        <draw:line draw:style-name="gr2" draw:text-style-name="P1" draw:layer="layout" svg:x1="14.335cm" svg:y1="20.05cm" svg:x2="4.81cm" svg:y2="20.05cm">
          <text:p text:style-name="P1">Ground wire</text:p>
          <text:p text:style-name="P1"/>
          <text:p text:style-name="P1"/>
        </draw:line>
        <draw:path draw:style-name="gr1" draw:text-style-name="P1" draw:layer="layout" svg:width="0.704cm" svg:height="0.027cm" draw:transform="rotate (-1.68319553062333) translate (6.46810586986639cm 4.12917244845645cm)" svg:viewBox="0 0 705 28" svg:d="m0 28 506-5 199-23">
          <text:p/>
        </draw:path>
        <draw:path draw:style-name="gr1" draw:text-style-name="P1" draw:layer="layout" svg:width="0.072cm" svg:height="0.096cm" draw:transform="rotate (-1.5707963267949) translate (6.334cm 6.08cm)" svg:viewBox="0 0 73 97" svg:d="m13 22c9 13 37-57 26 44-8 71 45 4 32-44-20-72-32 74-52-4l-16-14-3-4">
          <text:p/>
        </draw:path>
        <draw:path draw:style-name="gr1" draw:text-style-name="P1" draw:layer="layout" svg:width="0.571cm" svg:height="1.103cm" draw:transform="rotate (-0.109955742875643) translate (6.80230655513787cm 4.02279783612556cm)" svg:viewBox="0 0 572 1104" svg:d="m51 98c996-430 197 671 516 1006l-516-95-51 5">
          <text:p/>
        </draw:path>
        <draw:path draw:style-name="gr1" draw:text-style-name="P1" draw:layer="layout" svg:width="-0.71cm" svg:height="-1.229cm" svg:x="3.667cm" svg:y="5.318cm" svg:viewBox="0 0 -711 -1230" svg:d="m186 1186c549 276 617-848 434-677-412 383-1010-478-267-509l267 102">
          <text:p/>
        </draw:path>
        <draw:path draw:style-name="gr1" draw:text-style-name="P1" draw:layer="layout" svg:width="0.523cm" svg:height="0.393cm" draw:transform="rotate (-1.21143303380926) translate (4.00882093315751cm 4.15084009796729cm)" svg:viewBox="0 0 524 394" svg:d="m0 359 524 35-336-394">
          <text:p/>
        </draw:path>
        <draw:path draw:style-name="gr1" draw:text-style-name="P1" draw:layer="layout" svg:width="0.954cm" svg:height="1.086cm" draw:transform="rotate (2.9242991617165) translate (4.16314746492849cm 16.2572144067046cm)" svg:viewBox="0 0 955 1087" svg:d="m107 1015c627 384 1329-891 395-1015l-502 60 10 513h464">
          <text:p/>
        </draw:path>
        <draw:path draw:style-name="gr1" draw:text-style-name="P1" draw:layer="layout" svg:width="1.055cm" svg:height="1.082cm" draw:transform="rotate (1.5707963267949) translate (4.45109542419433cm 16.199cm)" svg:viewBox="0 0 1056 1083" svg:d="m0 27c342-126 1815 210 503 603l503 353 50 100">
          <text:p/>
        </draw:path>
        <draw:path draw:style-name="gr1" draw:text-style-name="P1" draw:layer="layout" svg:width="1.418cm" svg:height="0.109cm" draw:transform="rotate (-1.35140843981921) translate (5.987cm 15.042cm)" svg:viewBox="0 0 1419 110" svg:d="m0 0 513 11 502 61 404 38">
          <text:p/>
        </draw:path>
        <draw:path draw:style-name="gr1" draw:text-style-name="P1" draw:layer="layout" svg:width="0.722cm" svg:height="1.334cm" draw:transform="rotate (0.321664181142555) translate (5.987cm 15.243cm)" svg:viewBox="0 0 723 1335" svg:d="m15 1226c804 493 934-835 334-1003l-349-223">
          <text:p/>
        </draw:path>
        <draw:frame draw:style-name="gr3" draw:text-style-name="P1" draw:layer="layout" svg:width="2.691cm" svg:height="0.963cm" svg:x="2.479cm" svg:y="1.683cm">
          <draw:text-box>
            <text:p text:style-name="P1">Arduino</text:p>
          </draw:text-box>
        </draw:frame>
        <draw:frame draw:style-name="gr4" draw:layer="layout" svg:width="6.001cm" svg:height="1.673cm" svg:x="14.589cm" svg:y="6.334cm">
          <draw:text-box>
            <text:p><text:s/>270 ohm Resistor</text:p>
            <text:p/>
          </draw:text-box>
        </draw:frame>
        <draw:frame draw:style-name="gr5" draw:layer="layout" svg:width="2.921cm" svg:height="1.673cm" svg:x="15.732cm" svg:y="8.62cm">
          <draw:text-box>
            <text:p>L.E.D.</text:p>
            <text:p/>
          </draw:text-box>
        </draw:frame>
        <draw:frame draw:style-name="gr6" draw:layer="layout" svg:width="4.562cm" svg:height="0.963cm" svg:x="11.755cm" svg:y="1.984cm">
          <draw:text-box>
            <text:p>Blink schmatic</text:p>
          </draw:text-box>
        </draw:frame>
        <draw:path draw:style-name="gr1" draw:text-style-name="P1" draw:layer="layout" svg:width="0.027cm" svg:height="0.097cm" svg:x="20.911cm" svg:y="1.254cm" svg:viewBox="0 0 28 98" svg:d="m18 98c0 0 1 0 2 0 1 0 2 0 3-1 0 0 1 0 2 0 1 0 2-2 2-5 0-2 1-4 1-7 0-2 0-5 0-7-1-3-1-5-1-8 0-2 0-5 0-7 0-3 1-5 0-8-1-2 0-6-1-8 0-3 0-6 0-9 0-3-1-6-2-10 0-3 0-5 0-8 0-2 0-5 0-7 1-2 2-5 1-7-1-1-2-2-3-3-1-1-2-1-3-2-1 0-2-1-3-1-1 0-2 0-2 0-1 1-2 1-3 2-1 0-2 3-2 4-1 2-2 5-3 7-1 1-2 3-3 6 0 2-1 4-1 7 0 2 0 5 0 7 0 3 0 5 0 8 0 2 1 5 1 8 0 2 0 4 0 6-1 2-1 5-2 7 0 1-1 4-1 6 1 2 0 4 0 7 0 2 0 4 0 7 0 2 0 5 0 7 1 2 1 5 2 6 1 1 2 1 3 1 1-1 1 0 2 1 1 1 1 1 2 1 1 0 2 0 3-1 1 0 2 0 3 0 1 0 1 0 2 0 1 0 2 0 2 1h1 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4T17:40:51</meta:creation-date>
    <dc:date>2012-04-24T17:51:38</dc:date>
    <meta:editing-duration>PT10M49S</meta:editing-duration>
    <meta:editing-cycles>1</meta:editing-cycles>
    <meta:document-statistic meta:object-count="58"/>
    <meta:generator>LibreOffice/3.4$Unix LibreOffice_project/340m1$Build-502</meta:generator>
  </office:meta>
</office:document-meta>
</file>